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uicookies.com/free-bank-website-template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6:32:17.453063803</meta:creation-date>
    <dc:date>2022-09-09T16:32:38.00894944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50" meta:non-whitespace-character-count="50"/>
    <meta:generator>LibreOffice/6.4.7.2$Linux_X86_64 LibreOffice_project/40$Build-2</meta:generator>
  </office:meta>
</office:document-meta>
</file>